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034edf"/>
    </style:style>
    <style:style style:name="P2" style:family="paragraph" style:parent-style-name="Standard">
      <style:text-properties officeooo:paragraph-rsid="00034edf"/>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Manual de Instrucciones: Verificador de Clima</text:span></text:h>
      <text:h text:style-name="Heading_20_3" text:outline-level="3"><text:span text:style-name="Strong_20_Emphasis">¿Qué ofrece la aplicación?</text:span></text:h>
      <text:p text:style-name="Text_20_body">Esta aplicación te permite obtener el pronóstico del clima en tiempo real. Puedes ver el clima de cualquier ciudad que elijas o, si lo prefieres, usar la geolocalización de tu dispositivo para obtener el pronóstico en tu ubicación actual.</text:p>
      <text:list text:style-name="L1">
        <text:list-item>
          <text:p text:style-name="P4"><text:span text:style-name="Strong_20_Emphasis">Pronóstico del clima</text:span>: Obtén el pronóstico del clima para las próximas horas, con detalles como temperatura, humedad, sensación térmica, velocidad del viento, y más. </text:p>
        </text:list-item>
        <text:list-item>
          <text:p text:style-name="P4"><text:span text:style-name="Strong_20_Emphasis">Imágenes de fondo dinámicas</text:span>: Dependiendo del clima, la aplicación cambiará el fondo de la página para reflejar el ambiente (por ejemplo, lluvia, sol, noche estrellada, etc.). </text:p>
        </text:list-item>
        <text:list-item>
          <text:p text:style-name="P3"><text:span text:style-name="Strong_20_Emphasis">Uso de geolocalización</text:span>: Si no sabes el nombre de la ciudad, la aplicación puede detectar tu ubicación y mostrar el pronóstico del clima de donde te encuentras. </text:p>
        </text:list-item>
      </text:list>
      <text:p text:style-name="Text_20_body"/>
      <text:h text:style-name="Heading_20_3" text:outline-level="3"><text:span text:style-name="Strong_20_Emphasis">¿Cómo usar la aplicación?</text:span></text:h>
      <text:list text:style-name="L2">
        <text:list-item>
          <text:p text:style-name="P5"><text:span text:style-name="Strong_20_Emphasis">Ingresar una ciudad:</text:span></text:p>
          <text:list>
            <text:list-item>
              <text:p text:style-name="P6">En la página principal, encontrarás un campo de texto en el que puedes escribir el nombre de cualquier ciudad (por ejemplo, "Madrid"). </text:p>
            </text:list-item>
            <text:list-item>
              <text:p text:style-name="P6">Después de escribir el nombre de la ciudad, haz clic en el botón <text:span text:style-name="Strong_20_Emphasis">"Comprobar clima"</text:span> para obtener el pronóstico del clima de esa ciudad. </text:p>
            </text:list-item>
          </text:list>
        </text:list-item>
        <text:list-item>
          <text:p text:style-name="P5"><text:span text:style-name="Strong_20_Emphasis">Usar geolocalización:</text:span></text:p>
          <text:list>
            <text:list-item>
              <text:p text:style-name="P6">Si no deseas escribir una ciudad, puedes permitir que la aplicación utilice tu ubicación actual. Haz clic en el botón <text:span text:style-name="Strong_20_Emphasis">"Comprobar clima"</text:span> sin ingresar ninguna ciudad y la aplicación obtendrá tu ubicación automáticamente (asegúrate de permitir que el navegador acceda a tu ubicación). </text:p>
            </text:list-item>
            <text:list-item>
              <text:p text:style-name="P6">El pronóstico del clima de tu ubicación actual se mostrará. </text:p>
            </text:list-item>
          </text:list>
        </text:list-item>
        <text:list-item>
          <text:p text:style-name="P5"><text:span text:style-name="Strong_20_Emphasis">Ver el pronóstico:</text:span></text:p>
          <text:list>
            <text:list-item>
              <text:p text:style-name="P6">Una vez que la ciudad o la ubicación haya sido detectada, la aplicación mostrará el pronóstico del clima en una tabla, con los siguientes detalles: </text:p>
              <text:list>
                <text:list-item>
                  <text:p text:style-name="P6"><text:span text:style-name="Strong_20_Emphasis">Hora</text:span>: La hora en la que se ha registrado la información del clima. </text:p>
                </text:list-item>
                <text:list-item>
                  <text:p text:style-name="P6"><text:span text:style-name="Strong_20_Emphasis">Descripción</text:span>: Un ícono que representa el clima y su descripción (por ejemplo, "Despejado", "Lluvia"). </text:p>
                </text:list-item>
                <text:list-item>
                  <text:p text:style-name="P6"><text:span text:style-name="Strong_20_Emphasis">Temperatura</text:span>: La temperatura actual en grados Celsius. </text:p>
                </text:list-item>
                <text:list-item>
                  <text:p text:style-name="P6"><text:span text:style-name="Strong_20_Emphasis">Sensación térmica</text:span>: Lo que realmente siente el cuerpo humano, considerando factores como la humedad y el viento. </text:p>
                </text:list-item>
                <text:list-item>
                  <text:p text:style-name="P6"><text:span text:style-name="Strong_20_Emphasis">Humedad</text:span>: El porcentaje de humedad en el aire. </text:p>
                </text:list-item>
                <text:list-item>
                  <text:p text:style-name="P6"><text:span text:style-name="Strong_20_Emphasis">Velocidad del viento</text:span>: La velocidad del viento en metros por segundo. </text:p>
                </text:list-item>
              </text:list>
            </text:list-item>
          </text:list>
        </text:list-item>
        <text:list-item>
          <text:p text:style-name="P5"><text:span text:style-name="Strong_20_Emphasis">Fondo dinámico:</text:span></text:p>
          <text:list>
            <text:list-item>
              <text:p text:style-name="P6">La página cambiará automáticamente el fondo según el clima. Por ejemplo: </text:p>
              <text:list>
                <text:list-item>
                  <text:p text:style-name="P6">Si hace sol, el fondo será un <text:span text:style-name="Strong_20_Emphasis">día soleado</text:span>. </text:p>
                </text:list-item>
                <text:list-item>
                  <text:p text:style-name="P6">Si está lloviendo, el fondo será un <text:span text:style-name="Strong_20_Emphasis">día lluvioso</text:span> o <text:span text:style-name="Strong_20_Emphasis">noche lluviosa</text:span>, según la hora del día. </text:p>
                </text:list-item>
                <text:list-item>
                  <text:p text:style-name="P5"><text:soft-page-break/>Si está despejado por la noche, el fondo será <text:span text:style-name="Strong_20_Emphasis">noche estrellada</text:span>. </text:p>
                </text:list-item>
              </text:list>
            </text:list-item>
          </text:list>
        </text:list-item>
      </text:list>
      <text:h text:style-name="Heading_20_3" text:outline-level="3"><text:span text:style-name="Strong_20_Emphasis"/></text:h>
      <text:h text:style-name="Heading_20_3" text:outline-level="3"><text:span text:style-name="Strong_20_Emphasis">Consejos adicionales:</text:span></text:h>
      <text:list text:style-name="L3">
        <text:list-item>
          <text:p text:style-name="P8">Si la ciudad que buscas no se encuentra, asegúrate de escribir el nombre correctamente o prueba con otra ciudad. </text:p>
        </text:list-item>
        <text:list-item>
          <text:p text:style-name="P8">Si la geolocalización no funciona, asegúrate de que tu navegador tenga acceso a tu ubicación y que esté habilitada en la configuración de tu dispositivo. </text:p>
        </text:list-item>
        <text:list-item>
          <text:p text:style-name="P7">La aplicación funcionará en <text:span text:style-name="Strong_20_Emphasis">PC, teléfonos y tabletas</text:span>, adaptándose a diferentes tamaños de pantalla. </text:p>
        </text:list-item>
      </text:list>
      <text:h text:style-name="Heading_20_3" text:outline-level="3"><text:span text:style-name="Strong_20_Emphasis"/></text:h>
      <text:h text:style-name="Heading_20_3" text:outline-level="3"><text:span text:style-name="Strong_20_Emphasis">Errores comunes:</text:span></text:h>
      <text:list text:style-name="L4">
        <text:list-item>
          <text:p text:style-name="P10"><text:span text:style-name="Strong_20_Emphasis">Error de conexión</text:span>: Si no puedes obtener los datos del clima, verifica tu conexión a Internet. </text:p>
        </text:list-item>
        <text:list-item>
          <text:p text:style-name="P9"><text:span text:style-name="Strong_20_Emphasis">Ubicación no encontrada</text:span>: Si la ciudad no se encuentra, verifica que el nombre esté escrito correctamente o que haya una ciudad con ese nombre.</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0T18:14:14.269000000</meta:creation-date>
    <dc:date>2025-03-20T18:32:59.077000000</dc:date>
    <meta:editing-duration>PT18M45S</meta:editing-duration>
    <meta:editing-cycles>1</meta:editing-cycles>
    <meta:document-statistic meta:table-count="0" meta:image-count="0" meta:object-count="0" meta:page-count="2" meta:paragraph-count="33" meta:word-count="511" meta:character-count="3058" meta:non-whitespace-character-count="2585"/>
    <meta:generator>LibreOffice/7.6.1.2$Windows_X86_64 LibreOffice_project/f5defcebd022c5bc36bbb79be232cb6926d8f674</meta:generator>
  </office:meta>
</office:document-meta>
</file>